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1e29f"/>
    </style:style>
    <style:style style:name="P2" style:family="paragraph" style:parent-style-name="Standard">
      <style:text-properties fo:font-size="14pt" officeooo:paragraph-rsid="0011e29f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paragraph-rsid="0011e29f" style:font-size-asian="18pt" style:font-weight-asian="bold" style:font-size-complex="18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font-weight="normal" officeooo:paragraph-rsid="0011e29f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paragraph-rsid="0011e29f" style:font-size-asian="12.25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paragraph-rsid="00133ca3" style:font-size-asian="12.25pt" style:font-weight-asian="normal" style:font-size-complex="14pt" style:font-weight-complex="normal"/>
    </style:style>
    <style:style style:name="T1" style:family="text">
      <style:text-properties officeooo:rsid="0011e29f"/>
    </style:style>
    <style:style style:name="T2" style:family="text">
      <style:text-properties officeooo:rsid="0011fdc7"/>
    </style:style>
    <style:style style:name="T3" style:family="text">
      <style:text-properties officeooo:rsid="00133ca3"/>
    </style:style>
    <style:style style:name="T4" style:family="text">
      <style:text-properties officeooo:rsid="0014d51c"/>
    </style:style>
    <style:style style:name="T5" style:family="text">
      <style:text-properties officeooo:rsid="00154ba9"/>
    </style:style>
    <style:style style:name="T6" style:family="text">
      <style:text-properties officeooo:rsid="001b07d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Your new <text:span text:style-name="T1">passphrase</text:span> is: ___________________________</text:p>
      <text:p text:style-name="P1"/>
      <text:p text:style-name="P1"/>
      <text:p text:style-name="P3">=== IMPORTANT ===</text:p>
      <text:p text:style-name="P3"/>
      <text:list xml:id="list4997022869732175681" text:style-name="L1">
        <text:list-item>
          <text:p text:style-name="P4"><text:span text:style-name="T6">You will be required to c</text:span>hange this pass<text:span text:style-name="T4">phrase</text:span> <text:span text:style-name="T6">the first time you log in. <text:s/>You can change it again any time </text:span><text:span text:style-name="T1">by running “cluster-passwd”. <text:s/></text:span><text:span text:style-name="T2">The cluster-passwd command will provide additional instructions on creating a secure passphrase.</text:span></text:p>
        </text:list-item>
        <text:list-item>
          <text:p text:style-name="P5">Do not use the same <text:span text:style-name="T1">passphrase</text:span> or a similar pass<text:span text:style-name="T1">phrase</text:span> for any other purpose, such as other computers, email accounts, bank account<text:span text:style-name="T3">s</text:span>, etc. <text:s/>Doing so may cause this system or other systems to be breached if <text:span text:style-name="T1">any</text:span> <text:span text:style-name="T3">of the similar </text:span>pass<text:span text:style-name="T1">phrase</text:span><text:span text:style-name="T3">s</text:span> <text:span text:style-name="T3">are</text:span> discovered.</text:p>
        </text:list-item>
        <text:list-item>
          <text:p text:style-name="P5">Do not share this pass<text:span text:style-name="T3">phrase </text:span>with anyone else, including your adviser or other lab members. <text:s/>Files can be shared among lab members by using “chmod” to set group permissions. <text:s/>Refer to the Unix chapter of the user's guide and/or talk to your facilitator for assitance <text:span text:style-name="T4">if necessary.</text:span></text:p>
        </text:list-item>
        <text:list-item>
          <text:p text:style-name="P6">If you would like to store passwords <text:span text:style-name="T3">and passphrases that </text:span>you do not use often, <text:span text:style-name="T3">use a password vault application that keeps the information encrypted. <text:s/>KeyPassX (</text:span><text:a xlink:type="simple" xlink:href="http://www.keepassx.org/"><text:span text:style-name="T3">http://www.keepassx.org/</text:span></text:a><text:span text:style-name="T3">) is FREE and runs on most platforms including </text:span><text:span text:style-name="T5">Unix (</text:span><text:span text:style-name="T3">BSD, Linux, Mac, </text:span><text:span text:style-name="T5">etc) </text:span><text:span text:style-name="T3">and Windows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4T13:22:01</meta:creation-date>
    <meta:generator>LibreOffice/4.0.6.2$FreeBSD_X86_64 LibreOffice_project/400m0$Build-2</meta:generator>
    <dc:date>2014-02-18T13:45:22</dc:date>
    <meta:editing-duration>PT1H8M27S</meta:editing-duration>
    <meta:editing-cycles>8</meta:editing-cycles>
    <meta:document-statistic meta:table-count="0" meta:image-count="0" meta:object-count="0" meta:page-count="1" meta:paragraph-count="6" meta:word-count="180" meta:character-count="1115" meta:non-whitespace-character-count="939"/>
  </office:meta>
</office:document-meta>
</file>